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4fb2fa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53d678"/>
    </style:style>
    <style:style style:name="P76" style:family="paragraph" style:parent-style-name="Standard">
      <style:text-properties officeooo:paragraph-rsid="0d8c21b9"/>
    </style:style>
    <style:style style:name="P77" style:family="paragraph" style:parent-style-name="Standard">
      <style:text-properties officeooo:paragraph-rsid="0d72706e"/>
    </style:style>
    <style:style style:name="P78" style:family="paragraph" style:parent-style-name="Standard">
      <style:text-properties officeooo:paragraph-rsid="0dbec325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dec60"/>
    </style:style>
    <style:style style:name="P81" style:family="paragraph" style:parent-style-name="Standard">
      <style:text-properties officeooo:paragraph-rsid="0e03342d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0e051aee"/>
    </style:style>
    <style:style style:name="P84" style:family="paragraph" style:parent-style-name="Standard">
      <style:text-properties officeooo:paragraph-rsid="0e0bda5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e2f7716"/>
    </style:style>
    <style:style style:name="P87" style:family="paragraph" style:parent-style-name="Standard">
      <style:text-properties officeooo:paragraph-rsid="0e38fc62"/>
    </style:style>
    <style:style style:name="P88" style:family="paragraph" style:parent-style-name="Standard">
      <style:text-properties officeooo:paragraph-rsid="0e61c509"/>
    </style:style>
    <style:style style:name="P89" style:family="paragraph" style:parent-style-name="Standard">
      <style:text-properties officeooo:paragraph-rsid="0e555213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rsid="043ccc66" officeooo:paragraph-rsid="0dca2508"/>
    </style:style>
    <style:style style:name="P101" style:family="paragraph" style:parent-style-name="Footnote">
      <style:text-properties officeooo:paragraph-rsid="0e927a73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rsid="0ec19879" officeooo:paragraph-rsid="0ec19879"/>
    </style:style>
    <style:style style:name="P104" style:family="paragraph" style:parent-style-name="Standard">
      <style:text-properties officeooo:paragraph-rsid="0ec19879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6" style:family="paragraph" style:parent-style-name="Standard">
      <style:text-properties officeooo:paragraph-rsid="0ec22dd8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c53450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7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8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9" style:family="text">
      <style:text-properties fo:color="#000000" loext:opacity="100%" style:font-name="Liberation Sans" fo:font-size="12pt" style:font-size-asian="12pt" style:font-size-complex="12pt"/>
    </style:style>
    <style:style style:name="T32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1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3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24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25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6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27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28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29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36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37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38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39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officeooo:rsid="047da547"/>
    </style:style>
    <style:style style:name="T35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4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5" style:family="text">
      <style:text-properties style:use-window-font-color="true" loext:opacity="0%" style:font-name="Liberation Sans" fo:font-size="12pt" style:font-size-asian="12pt" style:font-size-complex="12pt"/>
    </style:style>
    <style:style style:name="T376" style:family="text">
      <style:text-properties officeooo:rsid="04473353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officeooo:rsid="0aace3cd"/>
    </style:style>
    <style:style style:name="T379" style:family="text">
      <style:text-properties fo:font-size="10pt" style:font-size-asian="10pt" style:font-size-complex="10pt"/>
    </style:style>
    <style:style style:name="T380" style:family="text">
      <style:text-properties officeooo:rsid="0394a435"/>
    </style:style>
    <style:style style:name="T381" style:family="text">
      <style:text-properties officeooo:rsid="0b668458"/>
    </style:style>
    <style:style style:name="T382" style:family="text">
      <style:text-properties officeooo:rsid="0c125172"/>
    </style:style>
    <style:style style:name="T3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5" style:family="text">
      <style:text-properties officeooo:rsid="0cf7e116"/>
    </style:style>
    <style:style style:name="T386" style:family="text">
      <style:text-properties officeooo:rsid="0b952edb"/>
    </style:style>
    <style:style style:name="T387" style:family="text">
      <style:text-properties officeooo:rsid="0dd7714a"/>
    </style:style>
    <style:style style:name="T388" style:family="text">
      <style:text-properties officeooo:rsid="0dd5c0d9"/>
    </style:style>
    <style:style style:name="T389" style:family="text">
      <style:text-properties officeooo:rsid="0dd5fde1"/>
    </style:style>
    <style:style style:name="T390" style:family="text">
      <style:text-properties officeooo:rsid="0e87ed43"/>
    </style:style>
    <style:style style:name="T391" style:family="text">
      <style:text-properties loext:padding="0.049cm" loext:border="0.31pt solid #000000"/>
    </style:style>
    <style:style style:name="T392" style:family="text">
      <style:text-properties officeooo:rsid="0ec3cb48"/>
    </style:style>
    <style:style style:name="T393" style:family="text">
      <style:text-properties officeooo:rsid="0ec42890"/>
    </style:style>
    <style:style style:name="T394" style:family="text">
      <style:text-properties officeooo:rsid="0ec6fcb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279">C</text:span><text:span text:style-name="T278">hecklist voor </text:span><text:span text:style-name="T280">de installatie</text:span><text:span text:style-name="T278"> van </text:span><text:reference-mark-start text:name="Distributie"/><text:span text:style-name="T281">Debian</text:span><text:reference-mark-end text:name="Distributie"/><text:span text:style-name="T282"> </text:span><text:span text:style-name="T283">GNU/Linux </text:span><text:reference-mark-start text:name="Versie"/><text:span text:style-name="T281">1</text:span><text:span text:style-name="T284">1</text:span><text:reference-mark-end text:name="Versie"/><text:span text:style-name="Strong_20_Emphasis"><text:span text:style-name="T315"> </text:span></text:span><text:span text:style-name="Strong_20_Emphasis"><text:span text:style-name="T316">LTS</text:span></text:span><text:span text:style-name="T285"><text:note text:id="ftn1" text:note-class="footnote"><text:note-citation>1</text:note-citation><text:note-body><text:p text:style-name="P30"><text:span text:style-name="T380">Deze versie heeft codenaam </text:span><text:span text:style-name="T339">B</text:span><text:span text:style-name="T340">ullseye</text:span><text:span text:style-name="T381"> </text:span><text:span text:style-name="T382">(</text:span><text:span text:style-name="T340">bullseye</text:span><text:span text:style-name="T382">)</text:span><text:span text:style-name="T381"> </text:span><text:span text:style-name="T341">en is een zogenaamde LTS-versie (</text:span><text:span text:style-name="T342">LTS=</text:span><text:span text:style-name="T341">Long-Term Support, langetermijnondersteuning). <text:s/></text:span><text:span text:style-name="T343">Deze</text:span><text:span text:style-name="T341"> LTS-versie versch</text:span><text:span text:style-name="T343">een </text:span><text:span text:style-name="T344">in </text:span><text:span text:style-name="T345">augustus</text:span><text:span text:style-name="T341"> 20</text:span><text:span text:style-name="T345">2</text:span><text:span text:style-name="T343">1</text:span><text:span text:style-name="T341"> en wordt </text:span><text:span text:style-name="T351">standaard </text:span><text:span text:style-name="T341">vanaf vrijgave </text:span><text:span text:style-name="T344">vijf</text:span><text:span text:style-name="T341"> jaar ondersteund</text:span><text:span text:style-name="T346"> </text:span><text:span text:style-name="T341">(</text:span><text:span text:style-name="T347">updates </text:span><text:span text:style-name="T341">tot </text:span><text:span text:style-name="T345">augustus</text:span><text:span text:style-name="T343"> </text:span><text:span text:style-name="T341">202</text:span><text:span text:style-name="T345">6</text:span><text:span text:style-name="T346">)</text:span><text:span text:style-name="T348">.</text:span></text:p></text:note-body></text:note></text:span><text:span text:style-name="T286"> </text:span><text:reference-mark-start text:name="Editie"/><text:span text:style-name="T287">desktop</text:span><text:reference-mark-end text:name="Editie"/><text:span text:style-name="T288">.</text:span></text:p>
      <text:p text:style-name="P4"/>
      <text:p text:style-name="Standard"><text:span text:style-name="T38">Kijk op</text:span><text:span text:style-name="T307"> </text:span><text:a xlink:type="simple" xlink:href="https://karelzimmer.nl/" text:style-name="Internet_20_link" text:visited-style-name="Visited_20_Internet_20_Link"><text:span text:style-name="T9">karelzimmer.nl</text:span></text:a><text:span text:style-name="T307"> </text:span><text:span text:style-name="T352">voor</text:span><text:span text:style-name="T353"> </text:span><text:span text:style-name="T354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55">(zie toelichting)</text:span><text:span text:style-name="T20">:</text:span></text:p>
      <text:p text:style-name="P33"><text:span text:style-name="Definition"><text:span text:style-name="T357">g</text:span></text:span><text:span text:style-name="Definition"><text:span text:style-name="T356">ebruiker</text:span></text:span><text:span text:style-name="Definition"><text:span text:style-name="T360"><text:tab/><text:tab/></text:span></text:span><text:span text:style-name="Definition"><text:span text:style-name="T375"> <text:tab/><text:tab/></text:span></text:span><text:span text:style-name="T361"><draw:control text:anchor-type="as-char" svg:y="-0.429cm" draw:z-index="11" draw:name="Gebruiker" draw:style-name="gr2" draw:text-style-name="P113" svg:width="6.061cm" svg:height="0.6cm" draw:control="control12"><svg:title>Gebruiker</svg:title><svg:desc>Volledige naam, bijv. Jan Stek</svg:desc></draw:control></text:span><text:span text:style-name="T361"><text:tab/></text:span><text:span text:style-name="T362">(</text:span><text:span text:style-name="T358">volledige naam, bijv. </text:span><text:span text:style-name="T373">J</text:span><text:span text:style-name="T374">a</text:span><text:span text:style-name="T373">n </text:span><text:span text:style-name="T374">Jansen</text:span><text:span text:style-name="T359">)</text:span></text:p>
      <text:p text:style-name="Standard"><text:span text:style-name="Definition"><text:span text:style-name="T357">g</text:span></text:span><text:span text:style-name="Definition"><text:span text:style-name="T356">ebruikersnaam<text:tab/></text:span></text:span><text:span text:style-name="Definition"><text:span text:style-name="T356"><draw:control text:anchor-type="as-char" svg:y="-0.429cm" draw:z-index="12" draw:name="Gberuikersnaam" draw:style-name="gr2" draw:text-style-name="P113" svg:width="6.061cm" svg:height="0.6cm" draw:control="control13"><svg:title>Gebruikersnaam</svg:title><svg:desc>Korte naam, bijv. jan</svg:desc></draw:control></text:span></text:span><text:span text:style-name="Definition"><text:span text:style-name="T356"><text:tab/></text:span></text:span><text:span text:style-name="T10">(korte naam, bijv. </text:span><text:span text:style-name="T305">j</text:span><text:span text:style-name="T306">a</text:span><text:span text:style-name="T305">n</text:span><text:span text:style-name="T10">)</text:span></text:p>
      <text:p text:style-name="P32"><text:span text:style-name="Definition"><text:span text:style-name="T364">c</text:span></text:span><text:span text:style-name="Definition"><text:span text:style-name="T363">omputernaam<text:tab/><text:tab/></text:span></text:span><text:span text:style-name="Definition"><text:span text:style-name="T361"><draw:control text:anchor-type="as-char" svg:y="-0.429cm" draw:z-index="13" draw:name="Computernaam" draw:style-name="gr2" draw:text-style-name="P113" svg:width="6.061cm" svg:height="0.6cm" draw:control="control14"><svg:title>Computernaam</svg:title><svg:desc>Unieke naam van de computer</svg:desc></draw:control></text:span></text:span><text:span text:style-name="Definition"><text:span text:style-name="T361"><text:tab/></text:span></text:span><text:span text:style-name="Definition"><text:span text:style-name="T367">(</text:span></text:span><text:span text:style-name="Definition"><text:span text:style-name="T368">naam van de compute</text:span></text:span><text:span text:style-name="Definition"><text:span text:style-name="T369">r, </text:span></text:span><text:span text:style-name="Definition"><text:span text:style-name="T370">bijv. pc01</text:span></text:span><text:span text:style-name="Definition"><text:span text:style-name="T367">)</text:span></text:span></text:p>
      <text:p text:style-name="P32"><text:span text:style-name="Definition"><text:span text:style-name="T357">o</text:span></text:span><text:span text:style-name="Definition"><text:span text:style-name="T356">pstartmenu</text:span></text:span><text:span text:style-name="Definition"><text:span text:style-name="T361"><text:tab/><text:tab/><text:tab/></text:span></text:span><text:span text:style-name="Definition"><text:span text:style-name="T361"><draw:control text:anchor-type="as-char" svg:y="-0.429cm" draw:z-index="14" draw:name="Opstartmenu" draw:style-name="gr2" draw:text-style-name="P113" svg:width="6.061cm" svg:height="0.6cm" draw:control="control15"><svg:title>Opstartmenu</svg:title><svg:desc>Toets voor het opstartmenu ("bootmenu")</svg:desc></draw:control></text:span></text:span><text:span text:style-name="Definition"><text:span text:style-name="T361"><text:tab/></text:span></text:span><text:span text:style-name="Definition"><text:span text:style-name="T367">(</text:span></text:span><text:span text:style-name="Definition"><text:span text:style-name="T368">to</text:span></text:span><text:span text:style-name="Definition"><text:span text:style-name="T371">ets voor het opstartmedium</text:span></text:span><text:span text:style-name="Definition"><text:span text:style-name="T372">)</text:span></text:span></text:p>
      <text:p text:style-name="P32"><text:span text:style-name="Definition"><text:span text:style-name="T365">i</text:span></text:span><text:span text:style-name="Definition"><text:span text:style-name="T366">nstellingen</text:span></text:span><text:span text:style-name="T367"><text:tab/> <text:tab/><text:tab/></text:span><text:span text:style-name="T367"><draw:control text:anchor-type="as-char" svg:y="-0.429cm" draw:z-index="10" draw:name="Instellingen" draw:style-name="gr2" draw:text-style-name="P113" svg:width="6.061cm" svg:height="0.6cm" draw:control="control11"><svg:title>Instellingen</svg:title><svg:desc>Toets voor het BIOS/UEFI-scherm ("setup")</svg:desc></draw:control></text:span><text:span text:style-name="T367"><text:tab/>(</text:span><text:span text:style-name="T368">toets voor het BIOS/UEFI-scherm</text:span><text:span text:style-name="T367">)</text:span></text:p>
      <text:p text:style-name="P34"><text:span text:style-name="T294">Vervang </text:span><text:span text:style-name="Definition"><text:span text:style-name="T12">schuingedrukte</text:span></text:span><text:span text:style-name="T294"> </text:span><text:span text:style-name="T295">woorden </text:span><text:span text:style-name="T294">in deze checklist door </text:span><text:span text:style-name="T295">boven</text:span><text:span text:style-name="T294">staande waarden.</text:span></text:p>
      <text:p text:style-name="P40"/>
      <text:p text:style-name="P35"><text:span text:style-name="Strong_20_Emphasis"><text:span text:style-name="T302"/></text:span></text:p>
      <text:p text:style-name="P36"><text:span text:style-name="T296">Nog niet op Linux?<text:tab/></text:span><text:span text:style-name="T299"><text:tab/></text:span><text:span text:style-name="T300">G</text:span><text:span text:style-name="T293">ebruik </text:span><text:span text:style-name="Strong_20_Emphasis"><text:span text:style-name="T304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97"> onder </text:span><text:span text:style-name="T303">Linux</text:span><text:span text:style-name="T298">.</text:span></text:p>
      <text:p text:style-name="P22"><text:span text:style-name="T273">Nieuwe installatie?<text:tab/></text:span><text:span text:style-name="T275"></text:span><text:span text:style-name="T277"><text:tab/></text:span><text:span text:style-name="T276">B</text:span><text:span text:style-name="T273">egin bij hoofdstuk </text:span><text:span text:style-name="T273"><text:bookmark-ref text:reference-format="page" text:ref-name="__RefNumPara__4009_1271708128">2</text:bookmark-ref></text:span><text:span text:style-name="T273"><text:s text:c="2"/></text:span><text:span text:style-name="T274"><text:bookmark-ref text:reference-format="text" text:ref-name="__RefNumPara__4009_1271708128">Installatie uitvoeren</text:bookmark-ref></text:span><text:span text:style-name="T274">.</text:span></text:p>
      <text:p text:style-name="P31"><text:span text:style-name="Strong_20_Emphasis"><text:span text:style-name="T301"/></text:span></text:p>
      <text:list xml:id="list2981306986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6"><text:span text:style-name="Strong_20_Emphasis"><text:span text:style-name="T65"><text:s/></text:span></text:span><text:span text:style-name="Strong_20_Emphasis"><text:span text:style-name="T120"><draw:control text:anchor-type="as-char" draw:z-index="25" draw:name="Vorm 1" draw:style-name="gr1" draw:text-style-name="P112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5">Leg Wi<text:span text:style-name="T392">F</text:span>i-<text:span text:style-name="T393">gegevens vast zoals de naam v</text:span><text:span text:style-name="T394">a</text:span><text:span text:style-name="T393">n het netwerk (SSID) en wachtwoord</text:span><text:span text:style-name="Strong_20_Emphasis"><text:span text:style-name="T119"><text:note text:id="ftn2" text:note-class="footnote"><text:note-citation>2</text:note-citation><text:note-body><text:p text:style-name="P100"><text:span text:style-name="User_20_Entry"><text:span text:style-name="T223">Bijvoorbeeld v</text:span></text:span><text:span text:style-name="User_20_Entry"><text:span text:style-name="T222">ia Terminalvenster: </text:span></text:span><text:span text:style-name="User_20_Entry"><text:span text:style-name="T270">sudo </text:span></text:span><text:span text:style-name="User_20_Entry"><text:span text:style-name="T272">more</text:span></text:span><text:span text:style-name="User_20_Entry"><text:span text:style-name="T270"> </text:span></text:span><text:span text:style-name="User_20_Entry"><text:span text:style-name="T271">/etc/NetworkManager/system-connections/</text:span></text:span><text:span text:style-name="User_20_Entry"><text:span text:style-name="T270">*</text:span></text:span></text:p></text:note-body></text:note></text:span></text:span><text:span text:style-name="Strong_20_Emphasis"><text:span text:style-name="T119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6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6"><text:note text:id="ftn3" text:note-class="footnote"><text:note-citation>3</text:note-citation><text:note-body><text:p text:style-name="P27"><text:span text:style-name="T258">E</text:span><text:span text:style-name="T259">v</text:span><text:span text:style-name="T260">en</text:span><text:span text:style-name="T262">t</text:span><text:span text:style-name="T263">uele </text:span><text:span text:style-name="T264">extra </text:span><text:span text:style-name="T266">gebruiker</text:span><text:span text:style-name="T264">s aanmelden </text:span><text:span text:style-name="T265">en dezelfde stappen uitvoeren</text:span><text:span text:style-name="T261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742224779616">
          <table:table-cell table:style-name="_31_._5f_Installatie_5f_voorbereiden.A1" office:value-type="string">
            <text:p text:style-name="P6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742224750272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5" draw:name="Vorm4" draw:style-name="gr1" draw:text-style-name="P11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Installeer </text:span></text:span><text:span text:style-name="Strong_20_Emphasis"><text:span text:style-name="T67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4" text:note-class="footnote"><text:note-citation>4</text:note-citation><text:note-body><text:p text:style-name="P24"><text:span text:style-name="T289">De </text:span><text:span text:style-name="T290">Super</text:span><text:span text:style-name="T289">-toets is de Windows</text:span><text:span text:style-name="T291">-</text:span><text:span text:style-name="T292">toets</text:span><text:span text:style-name="T289">, </text:span><text:span text:style-name="T291">C</text:span><text:span text:style-name="T289">ommand-</text:span><text:span text:style-name="T292">toets</text:span><text:span text:style-name="T289">, of </text:span><text:span text:style-name="T291">V</text:span><text:span text:style-name="T289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7">.</text:span></text:span><text:span text:style-name="Strong_20_Emphasis"><text:span text:style-name="T74"> </text:span></text:span></text:p>
          </table:table-cell>
        </table:table-row>
        <table:table-row table:style-name="TableLine94742224815504">
          <table:table-cell table:style-name="_31_._5f_Installatie_5f_voorbereiden.A1" office:value-type="string">
            <text:p text:style-name="P72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78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79">z</text:span></text:span><text:span text:style-name="Strong_20_Emphasis"><text:span text:style-name="T74">e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267">sudo</text:span></text:span><text:span text:style-name="User_20_Entry"><text:span text:style-name="T268"> </text:span></text:span><text:span text:style-name="User_20_Entry"><text:span text:style-name="T267">apt install wget</text:span></text:span></text:p>
            <text:p text:style-name="P78"><text:span text:style-name="User_20_Entry"><text:span text:style-name="T268">wget karelzimmer.nl/</text:span></text:span><text:span text:style-name="User_20_Entry"><text:span text:style-name="T269">kz</text:span></text:span><text:span text:style-name="User_20_Entry"><text:span text:style-name="T268"><text:line-break/>bash </text:span></text:span><text:span text:style-name="User_20_Entry"><text:span text:style-name="T269">kz</text:span></text:span></text:p>
          </table:table-cell>
        </table:table-row>
        <table:table-row table:style-name="TableLine9474222478348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74222475089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742224747552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0">Bereid de installatie voor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83">d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70">, </text:span></text:span><text:span text:style-name="Strong_20_Emphasis"><text:span text:style-name="T86">t</text:span></text:span><text:span text:style-name="Strong_20_Emphasis"><text:span text:style-name="T73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87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</text:span></text:span><text:span text:style-name="Strong_20_Emphasis"><text:span text:style-name="T121">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84">.</text:span></text:span></text:p>
          </table:table-cell>
        </table:table-row>
        <table:table-row table:style-name="TableLine94742224785008">
          <table:table-cell table:style-name="_31_._5f_Installatie_5f_voorbereiden.A1" office:value-type="string">
            <text:p text:style-name="P68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8">K</text:span></text:span><text:span text:style-name="Strong_20_Emphasis"><text:span text:style-name="T89">ie</text:span></text:span><text:span text:style-name="Strong_20_Emphasis"><text:span text:style-name="T90">s</text:span></text:span><text:span text:style-name="Strong_20_Emphasis"><text:span text:style-name="T82"> </text:span></text:span><text:span text:style-name="Strong_20_Emphasis"><text:span text:style-name="T183">1</text:span></text:span><text:span text:style-name="Strong_20_Emphasis"><text:span text:style-name="T184"> </text:span></text:span><text:span text:style-name="Strong_20_Emphasis"><text:span text:style-name="T185">In</text:span></text:span><text:span text:style-name="Strong_20_Emphasis"><text:span text:style-name="T174">stallatie voorberei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93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43"/>
      <text:list xml:id="list82604173422973" text:continue-numbering="true" text:style-name="L1">
        <text:list-item>
          <text:p text:style-name="P109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42224700272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319">Start de computer op vanaf </text:span><text:span text:style-name="T320">een </text:span><text:span text:style-name="T320"><text:reference-ref text:reference-format="text" text:ref-name="Distributie">Debian</text:reference-ref></text:span><text:span text:style-name="T320"><text:s/></text:span><text:span text:style-name="Strong_20_Emphasis"><text:span text:style-name="T308"><text:reference-ref text:reference-format="text" text:ref-name="Versie">11</text:reference-ref></text:span></text:span><text:span text:style-name="Strong_20_Emphasis"><text:span text:style-name="T308"><text:s/></text:span></text:span><text:span text:style-name="T321">(</text:span><text:span text:style-name="T322">Live</text:span><text:span text:style-name="T211"><text:note text:id="ftn5" text:note-class="footnote"><text:note-citation>1</text:note-citation><text:note-body><text:p text:style-name="P28"><text:span text:style-name="T376">Vanaf ee</text:span>n Live <text:span text:style-name="T378">USB-stick of </text:span><text:span text:style-name="T349">CD</text:span><text:span text:style-name="T379"> </text:span>kunt <text:span text:style-name="T376">u opstarten en</text:span> met <text:reference-ref text:reference-format="text" text:ref-name="Distributie">Debian</text:reference-ref><text:s/>werken zonder deze te installeren.</text:p></text:note-body></text:note></text:span><text:span text:style-name="T212">)</text:span><text:span text:style-name="T210"> </text:span><text:span text:style-name="T213">GNOME</text:span><text:span text:style-name="T210"> </text:span><text:span text:style-name="T214">USB-stick</text:span><text:span text:style-name="T214"><text:note text:id="ftn6" text:note-class="footnote"><text:note-citation>2</text:note-citation><text:note-body><text:p text:style-name="P101"><text:span text:style-name="T21">D</text:span><text:span text:style-name="Strong_20_Emphasis"><text:span text:style-name="T224">ow</text:span></text:span><text:span text:style-name="Strong_20_Emphasis"><text:span text:style-name="T225">nload </text:span></text:span><text:span text:style-name="Strong_20_Emphasis"><text:span text:style-name="T218">e</text:span></text:span><text:span text:style-name="Strong_20_Emphasis"><text:span text:style-name="T226">e</text:span></text:span><text:span text:style-name="Strong_20_Emphasis"><text:span text:style-name="T227">n</text:span></text:span><text:span text:style-name="Strong_20_Emphasis"><text:span text:style-name="T256"> </text:span></text:span><text:span text:style-name="Strong_20_Emphasis"><text:span text:style-name="T225">Live CD </text:span></text:span><text:span text:style-name="Strong_20_Emphasis"><text:span text:style-name="T228">v</text:span></text:span><text:span text:style-name="Strong_20_Emphasis"><text:span text:style-name="T229">anaf</text:span></text:span><text:span text:style-name="Strong_20_Emphasis"><text:span text:style-name="T230"> </text:span></text:span><text:a xlink:type="simple" xlink:href="https://www.debian.org/CD/live/" text:style-name="Internet_20_link" text:visited-style-name="Visited_20_Internet_20_Link"><text:span text:style-name="Strong_20_Emphasis"><text:span text:style-name="T383">debian.org/cd/live</text:span></text:span></text:a><text:span text:style-name="Strong_20_Emphasis"><text:span text:style-name="T230">, blader naar beneden en klik op </text:span></text:span><text:span text:style-name="Strong_20_Emphasis"><text:span text:style-name="T244">unofficial live images for stable with firmware included</text:span></text:span><text:span text:style-name="Strong_20_Emphasis"><text:span text:style-name="T230">. Klik vervolgens door </text:span></text:span><text:span text:style-name="Strong_20_Emphasis"><text:span text:style-name="T219">naar</text:span></text:span><text:span text:style-name="Strong_20_Emphasis"><text:span text:style-name="T230"> </text:span></text:span><text:span text:style-name="Strong_20_Emphasis"><text:span text:style-name="T244">amd64</text:span></text:span><text:span text:style-name="Strong_20_Emphasis"><text:span text:style-name="T230"> en </text:span></text:span><text:span text:style-name="Strong_20_Emphasis"><text:span text:style-name="T244">iso-hybrid</text:span></text:span><text:span text:style-name="Strong_20_Emphasis"><text:span text:style-name="T230">. </text:span></text:span><text:span text:style-name="Strong_20_Emphasis"><text:span text:style-name="T219">D</text:span></text:span><text:span text:style-name="Strong_20_Emphasis"><text:span text:style-name="T231">aar aangekomen kies </text:span></text:span><text:span text:style-name="T245">debian-live-11</text:span><text:span text:style-name="T246">-</text:span><text:span text:style-name="T245">amd-64-</text:span><text:span text:style-name="T246">gnome</text:span><text:span text:style-name="T247">+non-fre</text:span><text:span text:style-name="T248">e</text:span><text:span text:style-name="T247">.iso</text:span><text:span text:style-name="Strong_20_Emphasis"><text:span text:style-name="T225">, </text:span></text:span><text:span text:style-name="Strong_20_Emphasis"><text:span text:style-name="T224">e</text:span></text:span><text:span text:style-name="Strong_20_Emphasis"><text:span text:style-name="T232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8"><text:span text:style-name="T21"><text:tab/></text:span><text:span text:style-name="Strong_20_Emphasis"><text:span text:style-name="T220">G</text:span></text:span><text:span text:style-name="Strong_20_Emphasis"><text:span text:style-name="T233">ebruik </text:span></text:span><text:span text:style-name="Strong_20_Emphasis"><text:span text:style-name="T234">het programma balenaEtche</text:span></text:span><text:span text:style-name="Strong_20_Emphasis"><text:span text:style-name="T235">r</text:span></text:span><text:span text:style-name="Strong_20_Emphasis"><text:span text:style-name="T234"> </text:span></text:span><text:span text:style-name="Strong_20_Emphasis"><text:span text:style-name="T236">(</text:span></text:span><text:a xlink:type="simple" xlink:href="https://www.balena.io/etcher/" text:style-name="Internet_20_link" text:visited-style-name="Visited_20_Internet_20_Link"><text:span text:style-name="Strong_20_Emphasis"><text:span text:style-name="T384">etcher.io</text:span></text:span></text:a><text:span text:style-name="Strong_20_Emphasis"><text:span text:style-name="T236">) </text:span></text:span><text:span text:style-name="Strong_20_Emphasis"><text:span text:style-name="T237">om de CD naar de USB-stick te schrijven</text:span></text:span><text:span text:style-name="Strong_20_Emphasis"><text:span text:style-name="T236">; </text:span></text:span><text:span text:style-name="Strong_20_Emphasis"><text:span text:style-name="T234">balenaEtche</text:span></text:span><text:span text:style-name="Strong_20_Emphasis"><text:span text:style-name="T235">r</text:span></text:span><text:span text:style-name="Strong_20_Emphasis"><text:span text:style-name="T238"> is</text:span></text:span><text:span text:style-name="Strong_20_Emphasis"><text:span text:style-name="T236"> </text:span></text:span><text:span text:style-name="Strong_20_Emphasis"><text:span text:style-name="T239">beschikbaar voor </text:span></text:span><text:span text:style-name="Strong_20_Emphasis"><text:span text:style-name="T240">Windows, </text:span></text:span><text:span text:style-name="Strong_20_Emphasis"><text:span text:style-name="T241">OS X</text:span></text:span><text:span text:style-name="Strong_20_Emphasis"><text:span text:style-name="T234">, </text:span></text:span><text:span text:style-name="Strong_20_Emphasis"><text:span text:style-name="T236">en </text:span></text:span><text:span text:style-name="Strong_20_Emphasis"><text:span text:style-name="T242">GNU/</text:span></text:span><text:span text:style-name="Strong_20_Emphasis"><text:span text:style-name="T234">Linux</text:span></text:span><text:span text:style-name="Strong_20_Emphasis"><text:span text:style-name="T243">.</text:span></text:span></text:p></text:note-body></text:note></text:span><text:span text:style-name="T214"> </text:span><text:span text:style-name="T215">of</text:span><text:span text:style-name="T214"> </text:span><text:span text:style-name="T205">C</text:span><text:span text:style-name="T214">D</text:span><text:span text:style-name="T214"><text:note text:id="ftn7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0">.</text:span></text:p>
            <text:p text:style-name="P63"><text:span text:style-name="T216">Opstartmenu/</text:span><text:span text:style-name="T217">boot menu</text:span><text:span text:style-name="T216"> </text:span><text:span text:style-name="T210">via </text:span><text:span text:style-name="Definition"><text:span text:style-name="T5">opstartmenu</text:span></text:span><text:span text:style-name="T210">, </text:span><text:span text:style-name="T216">instellingen/</text:span><text:span text:style-name="T217">setup</text:span><text:span text:style-name="T210"> via </text:span><text:span text:style-name="Definition"><text:span text:style-name="T5">instellingen</text:span></text:span><text:span text:style-name="T210">.</text:span></text:p>
          </table:table-cell>
        </table:table-row>
        <table:table-row table:style-name="TableLine94742224948320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474222495052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65"><text:s/></text:span></text:span><text:span text:style-name="Strong_20_Emphasis"><text:span text:style-name="T120"><draw:control text:anchor-type="as-char" draw:z-index="19" draw:name="Vorm11_0" draw:style-name="gr1" draw:text-style-name="P11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6">Welcom</text:span></text:span><text:span text:style-name="Strong_20_Emphasis"><text:span text:style-name="T193">e</text:span></text:span><text:span text:style-name="Strong_20_Emphasis"><text:span text:style-name="T145"> </text:span></text:span><text:span text:style-name="Strong_20_Emphasis"><text:span text:style-name="T146">en </text:span></text:span><text:span text:style-name="Strong_20_Emphasis"><text:span text:style-name="T194">Typing </text:span></text:span><text:span text:style-name="Strong_20_Emphasis"><text:span text:style-name="T133">klik op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5">Als het scherm </text:span></text:span><text:span text:style-name="Strong_20_Emphasis"><text:span text:style-name="T168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3">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4">Privacy</text:span></text:span><text:span text:style-name="Strong_20_Emphasis"><text:span text:style-name="T145"> </text:span></text:span><text:span text:style-name="Strong_20_Emphasis"><text:span text:style-name="T133">klik op </text:span></text:span><text:span text:style-name="Strong_20_Emphasis"><text:span text:style-name="T194">N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28">O</text:span></text:span><text:span text:style-name="Strong_20_Emphasis"><text:span text:style-name="T134">p het scherm </text:span></text:span><text:span text:style-name="Strong_20_Emphasis"><text:span text:style-name="T173">Connect Your Online Accounts</text:span></text:span><text:span text:style-name="Strong_20_Emphasis"><text:span text:style-name="T134"> </text:span></text:span><text:span text:style-name="Strong_20_Emphasis"><text:span text:style-name="T135">klik </text:span></text:span><text:span text:style-name="Strong_20_Emphasis"><text:span text:style-name="T134">op </text:span></text:span><text:span text:style-name="Strong_20_Emphasis"><text:span text:style-name="T173">Skip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3">Setup Complete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193">Start Using Debian GNU/Linux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6">Sluit het scherm </text:span></text:span><text:span text:style-name="Strong_20_Emphasis"><text:span text:style-name="T196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742225095408">
          <table:table-cell table:style-name="_32_._5f_Installatie_5f_uitvoeren.A1" office:value-type="string">
            <text:p text:style-name="P76"><text:span text:style-name="Strong_20_Emphasis"><text:span text:style-name="T65"><text:s/></text:span></text:span><text:span text:style-name="Strong_20_Emphasis"><text:span text:style-name="T120"><draw:control text:anchor-type="as-char" draw:z-index="17" draw:name="Vorm13_1" draw:style-name="gr1" draw:text-style-name="P11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7">Start de installatie</text:span></text:span><text:span text:style-name="Strong_20_Emphasis"><text:span text:style-name="T136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94">klik op </text:span></text:span><text:span text:style-name="Strong_20_Emphasis"><text:span text:style-name="T158">Activities</text:span></text:span><text:span text:style-name="Strong_20_Emphasis"><text:span text:style-name="T94"> en </text:span></text:span><text:span text:style-name="Strong_20_Emphasis"><text:span text:style-name="T95">een </text:span></text:span><text:span text:style-name="Strong_20_Emphasis"><text:span text:style-name="T94">klik op</text:span></text:span><text:span text:style-name="Strong_20_Emphasis"><text:span text:style-name="T96"> </text:span></text:span><text:span text:style-name="Strong_20_Emphasis"><text:span text:style-name="T159">Install Debian</text:span></text:span><text:span text:style-name="Strong_20_Emphasis"><text:span text:style-name="T48">.</text:span></text:span></text:p>
          </table:table-cell>
        </table:table-row>
        <table:table-row table:style-name="TableLine94742225095696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7">Bij </text:span></text:span><text:span text:style-name="Strong_20_Emphasis"><text:span text:style-name="T169">Welcome</text:span></text:span><text:span text:style-name="Strong_20_Emphasis"><text:span text:style-name="T47"> kies </text:span></text:span><text:span text:style-name="Strong_20_Emphasis"><text:span text:style-name="T169">Nederlands</text:span></text:span><text:span text:style-name="Strong_20_Emphasis"><text:span text:style-name="T47"> en klik op </text:span></text:span><text:span text:style-name="Strong_20_Emphasis"><text:span text:style-name="T169">Volgende</text:span></text:span><text:span text:style-name="Strong_20_Emphasis"><text:span text:style-name="T47">.</text:span></text:span></text:p>
          </table:table-cell>
        </table:table-row>
        <table:table-row table:style-name="TableLine94742225095984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7">Locatie</text:span> kies bij <text:span text:style-name="T377">Regio</text:span> voor <text:span text:style-name="T377">Europa</text:span> en klik op <text:span text:style-name="T377">Volgende</text:span>.</text:p>
          </table:table-cell>
        </table:table-row>
        <table:table-row table:style-name="TableLine94742225096272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7">Toetsenbord</text:span> kies <text:span text:style-name="T377">English (US)</text:span> en klik op <text:span text:style-name="T377">Volgende</text:span>.</text:p>
          </table:table-cell>
        </table:table-row>
        <table:table-row table:style-name="TableLine9474222509656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742225096848">
          <table:table-cell table:style-name="_32_._5f_Installatie_5f_uitvoeren.A1" office:value-type="string">
            <text:p text:style-name="P84"><text:span text:style-name="Strong_20_Emphasis"><text:span text:style-name="T65"><text:s/></text:span></text:span><text:span text:style-name="Strong_20_Emphasis"><text:span text:style-name="T120"><draw:control text:anchor-type="as-char" draw:z-index="20" draw:name="Vorm13_4" draw:style-name="gr1" draw:text-style-name="P11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T6">Bij </text:span><text:span text:style-name="T18">Partities</text:span><text:span text:style-name="T6"> </text:span><text:span text:style-name="T317">selecteer</text:span><text:span text:style-name="T6"> </text:span><text:span text:style-name="T7">de </text:span><text:span text:style-name="T6">gewenste </text:span><text:span text:style-name="T318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74222509713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42225097424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129">Bij </text:span></text:span><text:span text:style-name="Strong_20_Emphasis"><text:span text:style-name="T167">Gebruikers</text:span></text:span><text:span text:style-name="Strong_20_Emphasis"><text:span text:style-name="T129"> vul in </text:span></text:span><text:span text:style-name="Strong_20_Emphasis"><text:span text:style-name="T171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7">,</text:span></text:span><text:span text:style-name="Strong_20_Emphasis"><text:span text:style-name="T51"> </text:span></text:span><text:span text:style-name="Strong_20_Emphasis"><text:span text:style-name="T171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2">Wat is de </text:span></text:span><text:span text:style-name="Strong_20_Emphasis"><text:span text:style-name="T171">naam van deze </text:span></text:span><text:span text:style-name="Strong_20_Emphasis"><text:span text:style-name="T172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0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5">V</text:span></text:span><text:span text:style-name="Strong_20_Emphasis"><text:span text:style-name="T176">olgende</text:span></text:span><text:span text:style-name="Strong_20_Emphasis"><text:span text:style-name="T41">.</text:span></text:span></text:p>
          </table:table-cell>
        </table:table-row>
        <table:table-row table:style-name="TableLine9474222509771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42225098000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5">Bij </text:span></text:span><text:span text:style-name="Strong_20_Emphasis"><text:span text:style-name="T197">Samenvatting</text:span></text:span><text:span text:style-name="Strong_20_Emphasis"><text:span text:style-name="T147"> </text:span></text:span><text:span text:style-name="Strong_20_Emphasis"><text:span text:style-name="T148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Installeer</text:span></text:span><text:span text:style-name="Strong_20_Emphasis"><text:span text:style-name="T41">.</text:span></text:span></text:p>
          </table:table-cell>
        </table:table-row>
        <table:table-row table:style-name="TableLine94742225098288">
          <table:table-cell table:style-name="_32_._5f_Installatie_5f_uitvoeren.A1" office:value-type="string">
            <text:p text:style-name="P86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5">Bij </text:span></text:span><text:span text:style-name="Strong_20_Emphasis"><text:span text:style-name="T198">Beëindigen</text:span></text:span><text:span text:style-name="Strong_20_Emphasis"><text:span text:style-name="T147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8">Voltooid</text:span></text:span><text:span text:style-name="Strong_20_Emphasis"><text:span text:style-name="T41">.</text:span></text:span></text:p>
          </table:table-cell>
        </table:table-row>
        <table:table-row table:style-name="TableLine9474222509857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742225098864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5" draw:name="Vorm20" draw:style-name="gr1" draw:text-style-name="P11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7">Verwijder </text:span></text:span><text:span text:style-name="Strong_20_Emphasis"><text:span text:style-name="T138">het </text:span></text:span><text:span text:style-name="Strong_20_Emphasis"><text:span text:style-name="T137">installatiemedium (</text:span></text:span><text:span text:style-name="Strong_20_Emphasis"><text:span text:style-name="T139">USB-stick of </text:span></text:span><text:span text:style-name="Strong_20_Emphasis"><text:span text:style-name="T130">C</text:span></text:span><text:span text:style-name="Strong_20_Emphasis"><text:span text:style-name="T139">D</text:span></text:span><text:span text:style-name="Strong_20_Emphasis"><text:span text:style-name="T37"><text:note-ref text:note-class="footnote" text:reference-format="text" text:ref-name="ftn7">3</text:note-ref></text:span></text:span><text:span text:style-name="Strong_20_Emphasis"><text:span text:style-name="T137">) </text:span></text:span><text:span text:style-name="Strong_20_Emphasis"><text:span text:style-name="T140">en</text:span></text:span><text:span text:style-name="Strong_20_Emphasis"><text:span text:style-name="T137"> </text:span></text:span><text:span text:style-name="Strong_20_Emphasis"><text:span text:style-name="T141">druk </text:span></text:span><text:span text:style-name="Strong_20_Emphasis"><text:span text:style-name="T142">op</text:span></text:span><text:span text:style-name="Strong_20_Emphasis"><text:span text:style-name="T141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3">.</text:span></text:span></text:p>
          </table:table-cell>
        </table:table-row>
      </table:table>
      <text:p text:style-name="P62"><text:span text:style-name="Strong_20_Emphasis"><text:span text:style-name="T141"/></text:span></text:p>
      <text:list xml:id="list82605135016190" text:continue-numbering="true" text:style-name="L1">
        <text:list-item>
          <text:p text:style-name="P111"><text:span text:style-name="Strong_20_Emphasis"><text:span text:style-name="T199">Installatie </text:span></text:span><text:span text:style-name="Strong_20_Emphasis"><text:span text:style-name="T200">afronden</text:span></text:span></text:p>
        </text:list-item>
      </text:list>
      <text:p text:style-name="P64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42225104896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6" draw:name="Vorm22" draw:style-name="gr1" draw:text-style-name="P11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74222514555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42225242496">
          <table:table-cell table:style-name="_33_._5f_Installatie_5f_afronden.A1" office:value-type="string">
            <text:p text:style-name="P79"><text:span text:style-name="Strong_20_Emphasis"><text:span text:style-name="T65"><text:s/></text:span></text:span><text:span text:style-name="Strong_20_Emphasis"><text:span text:style-name="T120"><draw:control text:anchor-type="as-char" draw:z-index="18" draw:name="Vorm22_1" draw:style-name="gr1" draw:text-style-name="P11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3"> </text:span></text:span><text:span text:style-name="Strong_20_Emphasis"><text:span text:style-name="T201">Volgende </text:span></text:span><text:span text:style-name="Strong_20_Emphasis"><text:span text:style-name="T149">of </text:span></text:span><text:span text:style-name="Strong_20_Emphasis"><text:span text:style-name="T202">Overslaan</text:span></text:span><text:span text:style-name="Strong_20_Emphasis"><text:span text:style-name="T133">.</text:span></text:span></text:p>
          </table:table-cell>
        </table:table-row>
        <table:table-row table:style-name="TableLine947422251686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3">Installatie Voltooid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203">Beginnen met</text:span></text:span><text:span text:style-name="Strong_20_Emphasis"><text:span text:style-name="T193"> Debian GNU/Linux</text:span></text:span><text:span text:style-name="Strong_20_Emphasis"><text:span text:style-name="T133">.</text:span></text:span></text:p>
          </table:table-cell>
        </table:table-row>
        <table:table-row table:style-name="TableLine947422252521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6">Sluit het scherm </text:span></text:span><text:span text:style-name="Strong_20_Emphasis"><text:span text:style-name="T204">Aan de slag</text:span></text:span><text:span text:style-name="Strong_20_Emphasis"><text:span text:style-name="T46">.</text:span></text:span></text:p>
          </table:table-cell>
        </table:table-row>
        <table:table-row table:style-name="TableLine947422252745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3"/></text:span></text:p>
          </table:table-cell>
        </table:table-row>
        <table:table-row table:style-name="TableLine94742225278416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7" draw:name="Vorm23" draw:style-name="gr1" draw:text-style-name="P11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Definition"><text:span text:style-name="T25">gebruiker</text:span></text:span><text:span text:style-name="Strong_20_Emphasis"><text:span text:style-name="T144">s </text:span></text:span><text:span text:style-name="Strong_20_Emphasis"><text:span text:style-name="T136">toe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8" text:note-class="footnote"><text:note-citation>1</text:note-citation><text:note-body><text:p text:style-name="P25"><text:span text:style-name="T289">De </text:span><text:span text:style-name="T290">Super</text:span><text:span text:style-name="T289">-toets is de Windows</text:span><text:span text:style-name="T291">-</text:span><text:span text:style-name="T292">toets</text:span><text:span text:style-name="T289">, </text:span><text:span text:style-name="T291">C</text:span><text:span text:style-name="T289">ommand-</text:span><text:span text:style-name="T292">toets</text:span><text:span text:style-name="T289">, of </text:span><text:span text:style-name="T291">V</text:span><text:span text:style-name="T289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0">geb</text:span></text:span><text:span text:style-name="Strong_20_Emphasis"><text:span text:style-name="T161">r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</text:span></text:span><text:span text:style-name="Strong_20_Emphasis"><text:span text:style-name="T97">bij </text:span></text:span><text:span text:style-name="Strong_20_Emphasis"><text:span text:style-name="T179">Instellingen </text:span></text:span><text:span text:style-name="Strong_20_Emphasis"><text:span text:style-name="T98">rechts o</text:span></text:span><text:span text:style-name="Strong_20_Emphasis"><text:span text:style-name="T68">p </text:span></text:span><text:span text:style-name="Strong_20_Emphasis"><text:span text:style-name="T180">Gebruikers</text:span></text:span><text:span text:style-name="Strong_20_Emphasis"><text:span text:style-name="T99">.</text:span></text:span></text:p>
          </table:table-cell>
        </table:table-row>
        <table:table-row table:style-name="TableLine947422252977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1">Klik links</text:span></text:span><text:span text:style-name="Strong_20_Emphasis"><text:span text:style-name="T151"> </text:span></text:span><text:span text:style-name="Strong_20_Emphasis"><text:span text:style-name="T100">op </text:span></text:span><text:span text:style-name="Strong_20_Emphasis"><text:span text:style-name="T162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186">Gebruik</text:span></text:span><text:span text:style-name="Strong_20_Emphasis"><text:span text:style-name="T187">er</text:span></text:span><text:span text:style-name="Strong_20_Emphasis"><text:span text:style-name="T186"> toevoegen</text:span></text:span><text:span text:style-name="Strong_20_Emphasis"><text:span text:style-name="T101">.</text:span></text:span></text:p>
          </table:table-cell>
        </table:table-row>
        <table:table-row table:style-name="TableLine947422252950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1">Sluit </text:span></text:span><text:span text:style-name="Strong_20_Emphasis"><text:span text:style-name="T186">Gebruiker toevoegen</text:span></text:span><text:span text:style-name="Strong_20_Emphasis"><text:span text:style-name="T101">.</text:span></text:span></text:p>
          </table:table-cell>
        </table:table-row>
        <table:table-row table:style-name="TableLine9474222524753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42225254352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8" draw:name="Vorm25" draw:style-name="gr1" draw:text-style-name="P11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0">een </text:span></text:span><text:span text:style-name="Strong_20_Emphasis"><text:span text:style-name="T102">druk</text:span></text:span><text:span text:style-name="Strong_20_Emphasis"><text:span text:style-name="T70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3">sof</text:span></text:span><text:span text:style-name="Strong_20_Emphasis"><text:span text:style-name="T154">t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8">Software</text:span></text:span><text:span text:style-name="Strong_20_Emphasis"><text:span text:style-name="T77">.</text:span></text:span></text:p>
          </table:table-cell>
        </table:table-row>
        <table:table-row table:style-name="TableLine94742225296640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6"><text:span text:style-name="T323">Klik op </text:span><text:span text:style-name="T335">Updates</text:span><text:span text:style-name="T324"> en a</text:span><text:span text:style-name="T325">ls</text:span><text:span text:style-name="T326"> </text:span><text:span text:style-name="T327">er </text:span><text:span text:style-name="T326">updates beschikbaar zijn, k</text:span><text:span text:style-name="T328">lik op </text:span><text:span text:style-name="Strong_20_Emphasis"><text:span text:style-name="T334">Downloaden</text:span></text:span><text:span text:style-name="T328"> </text:span><text:span text:style-name="T329">en vervolgens op </text:span><text:span text:style-name="T336">Herstarten &amp; bijwerken</text:span><text:span text:style-name="T329"> </text:span><text:span text:style-name="T330">en </text:span><text:span text:style-name="T336">Herstarten &amp; </text:span><text:span text:style-name="T337">installeren</text:span><text:span text:style-name="T338">.</text:span></text:p>
          </table:table-cell>
        </table:table-row>
        <table:table-row table:style-name="TableLine947422252716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31">Daarna weer </text:span><text:span text:style-name="T332">a</text:span><text:span text:style-name="T333">anmelden als </text:span><text:span text:style-name="Definition"><text:span text:style-name="T17">gebruiker</text:span></text:span><text:span text:style-name="T329">.</text:span></text:p>
          </table:table-cell>
        </table:table-row>
        <table:table-row table:style-name="TableLine947422251113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42225248704">
          <table:table-cell table:style-name="_33_._5f_Installatie_5f_afron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6" draw:name="Vorm4_1" draw:style-name="gr1" draw:text-style-name="P11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5">Installeer </text:span></text:span><text:span text:style-name="Strong_20_Emphasis"><text:span text:style-name="T103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4">. </text:span></text:span></text:p>
          </table:table-cell>
        </table:table-row>
        <table:table-row table:style-name="TableLine94742225275104">
          <table:table-cell table:style-name="_33_._5f_Installatie_5f_afronden.A1" office:value-type="string">
            <text:p text:style-name="P72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77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104">z</text:span></text:span><text:span text:style-name="Strong_20_Emphasis"><text:span text:style-name="T105">e</text:span></text:span><text:span text:style-name="Strong_20_Emphasis"><text:span text:style-name="T74">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74222517152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0">V</text:span>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74222518780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742225193312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9" draw:name="Vorm33" draw:style-name="gr1" draw:text-style-name="P11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742225209120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3 </text:span></text:span><text:span text:style-name="Strong_20_Emphasis"><text:span text:style-name="T190">Installatie</text:span></text:span><text:span text:style-name="Strong_20_Emphasis"><text:span text:style-name="T191"> </text:span></text:span><text:span text:style-name="Strong_20_Emphasis"><text:span text:style-name="T192">afron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0">v</text:span></text:span><text:span text:style-name="Strong_20_Emphasis"><text:span text:style-name="T82">olg de aanwijzingen op het scherm.</text:span></text:span></text:p>
          </table:table-cell>
        </table:table-row>
        <table:table-row table:style-name="TableLine94742225138336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742225292544">
          <table:table-cell table:style-name="_33_._5f_Installatie_5f_afronden.A1" office:value-type="string">
            <text:p text:style-name="P104"><text:span text:style-name="Strong_20_Emphasis"><text:span text:style-name="T65"><text:s/></text:span></text:span><text:span text:style-name="Strong_20_Emphasis"><text:span text:style-name="T120"><draw:control text:anchor-type="as-char" draw:z-index="24" draw:name="Vorm33_0" draw:style-name="gr1" draw:text-style-name="P11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3">Herstart de computer</text:p>
          </table:table-cell>
        </table:table-row>
      </table:table>
      <text:p text:style-name="P64"><text:span text:style-name="Strong_20_Emphasis"><text:span text:style-name="T56"><text:tab/></text:span></text:span></text:p>
      <text:p text:style-name="P65"><text:span text:style-name="Strong_20_Emphasis"><text:span text:style-name="T92"/></text:span></text:p>
      <text:p text:style-name="P66"><text:span text:style-name="Strong_20_Emphasis"><text:span text:style-name="T82"/></text:span></text:p>
      <text:list xml:id="list82605939131598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742225275632">
          <table:table-cell table:style-name="Tabel2.A1" office:value-type="string">
            <text:p text:style-name="P87"><text:span text:style-name="Strong_20_Emphasis"><text:span text:style-name="T65"><text:s/></text:span></text:span><text:span text:style-name="Strong_20_Emphasis"><text:span text:style-name="T120"><draw:control text:anchor-type="as-char" draw:z-index="21" draw:name="Vorm36_0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6"><text:note text:id="ftn9" text:note-class="footnote"><text:note-citation>1</text:note-citation><text:note-body><text:p text:style-name="P99"><text:span text:style-name="User_20_Entry"><text:span text:style-name="T221">E</text:span></text:span><text:span text:style-name="User_20_Entry"><text:span text:style-name="T249">v</text:span></text:span><text:span text:style-name="User_20_Entry"><text:span text:style-name="T250">en</text:span></text:span><text:span text:style-name="User_20_Entry"><text:span text:style-name="T252">t</text:span></text:span><text:span text:style-name="User_20_Entry"><text:span text:style-name="T253">uele </text:span></text:span><text:span text:style-name="User_20_Entry"><text:span text:style-name="T254">extra </text:span></text:span><text:span text:style-name="User_20_Entry"><text:span text:style-name="T257">gebruiker</text:span></text:span><text:span text:style-name="User_20_Entry"><text:span text:style-name="T254">s aanmelden </text:span></text:span><text:span text:style-name="User_20_Entry"><text:span text:style-name="T255">en dezelfde stappen uitvoeren</text:span></text:span><text:span text:style-name="User_20_Entry"><text:span text:style-name="T251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742225363616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742225388256">
          <table:table-cell table:style-name="Tabel2.A1" office:value-type="string">
            <text:p text:style-name="P93"><text:span text:style-name="Strong_20_Emphasis"><text:span text:style-name="T65"><text:s/></text:span></text:span><text:span text:style-name="Strong_20_Emphasis"><text:span text:style-name="T120"><draw:control text:anchor-type="as-char" draw:z-index="22" draw:name="Vorm36_2" draw:style-name="gr1" draw:text-style-name="P112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6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 text:id="ftn10" text:note-class="footnote"><text:note-citation>2</text:note-citation><text:note-body><text:p text:style-name="P26"><text:span text:style-name="T289">D</text:span>e <text:span text:style-name="T391">Super</text:span>-toets <text:span text:style-name="T289">is </text:span>de Windows<text:span text:style-name="T385">-</text:span><text:span text:style-name="T386">toets</text:span>, <text:span text:style-name="T385">C</text:span>ommand-<text:span text:style-name="T386">toets</text:span>, of <text:span text:style-name="T385">V</text:span>ergrootglas-toets.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74222539363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4 </text:span></text:span><text:span text:style-name="Strong_20_Emphasis"><text:span text:style-name="T165">Gebruiker inricht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5">v</text:span></text:span><text:span text:style-name="Strong_20_Emphasis"><text:span text:style-name="T82">olg de aanwijzingen op het scherm</text:span></text:span><text:span text:style-name="Strong_20_Emphasis"><text:span text:style-name="T152"><text:note text:id="ftn11" text:note-class="footnote"><text:note-citation>3</text:note-citation><text:note-body><text:p text:style-name="P29">Het inrichten kan nagelopen worden <text:span text:style-name="T387">met </text:span>bestanden in <text:span text:style-name="T387">map</text:span><text:span text:style-name="T388"> </text:span><text:span text:style-name="T389">kz-</text:span><text:span text:style-name="T387">install </text:span><text:span text:style-name="T350">en</text:span><text:span text:style-name="T387"> kz-setup </text:span><text:span text:style-name="T390">in </text:span><text:span text:style-name="T388">map Documenten</text:span>.</text:p></text:note-body></text:note></text:span></text:span><text:span text:style-name="Strong_20_Emphasis"><text:span text:style-name="T152">.</text:span></text:span></text:p>
          </table:table-cell>
        </table:table-row>
        <table:table-row table:style-name="TableLine9474222533120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742225352624">
          <table:table-cell table:style-name="Tabel2.A1" office:value-type="string">
            <text:p text:style-name="P20"><text:span text:style-name="Strong_20_Emphasis"><text:span text:style-name="T118"><text:s/></text:span></text:span><text:span text:style-name="Strong_20_Emphasis"><text:span text:style-name="T122"><draw:control text:anchor-type="as-char" draw:z-index="23" draw:name="Vorm36_1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6"/></text:span></text:p>
      <text:p text:style-name="P19"/>
      <text:p text:style-name="P97"><text:span text:style-name="T206">E</text:span><text:span text:style-name="T207">inde c</text:span><text:span text:style-name="T208">hecklist, </text:span><text:span text:style-name="T209">d</text:span><text:span text:style-name="T208">e</text:span><text:span text:style-name="T309"> installatie van </text:span><text:span text:style-name="T309"><text:reference-ref text:reference-format="text" text:ref-name="Distributie">Debian</text:reference-ref></text:span><text:span text:style-name="T309"><text:s/></text:span><text:span text:style-name="Strong_20_Emphasis"><text:span text:style-name="T310">GNU/Linux</text:span></text:span><text:span text:style-name="Strong_20_Emphasis"><text:span text:style-name="T309"> </text:span></text:span><text:span text:style-name="T311"><text:reference-ref text:reference-format="text" text:ref-name="Versie">11</text:reference-ref></text:span><text:span text:style-name="Strong_20_Emphasis"><text:span text:style-name="T313"><text:s/></text:span></text:span><text:span text:style-name="Strong_20_Emphasis"><text:span text:style-name="T314">LTS</text:span></text:span><text:span text:style-name="T312"> </text:span><text:span text:style-name="T309"><text:reference-ref text:reference-format="text" text:ref-name="Editie">desktop</text:reference-ref></text:span><text:span text:style-name="T309"><text:s/>is voltooid.</text:span></text:p>
      <text:p text:style-name="P46"/>
      <text:p text:style-name="P37"><text:span text:style-name="T132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26T08:26:03.872345234">26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6T08:26:03.643200754</dc:date>
    <meta:keyword>Installatie</meta:keyword>
    <meta:keyword>Checklist</meta:keyword>
    <meta:keyword>Linux</meta:keyword>
    <meta:editing-cycles>6515</meta:editing-cycles>
    <meta:editing-duration>P11DT13H23M34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54" meta:character-count="5750" meta:non-whitespace-character-count="4933"/>
    <meta:user-defined meta:name="Info 1"/>
    <meta:user-defined meta:name="Info 2"/>
    <meta:user-defined meta:name="Info 3"/>
    <meta:user-defined meta:name="Info 4"/>
  </office:meta>
</office:document-meta>
</file>